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47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0.5008in"/>
    </style:style>
    <style:style style:name="co5" style:family="table-column">
      <style:table-column-properties fo:break-before="auto" style:column-width="0.5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style:text-line-through-style="solid" style:text-line-through-type="single"/>
    </style:style>
    <style:style style:name="ce3" style:family="table-cell" style:parent-style-name="Default" style:data-style-name="N121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4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fo:margin-left="0in"/>
      <style:text-properties style:text-line-through-style="solid" style:text-line-through-type="single"/>
    </style:style>
    <style:style style:name="ce7" style:family="table-cell" style:parent-style-name="Default" style:data-style-name="N121">
      <style:table-cell-properties fo:background-color="#81d41a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81d41a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svg:stroke-color="#111111" svg:stroke-opacity="100%" draw:fill="solid" draw:fill-color="#dddddd" draw:opacity="100%" draw:textarea-horizontal-align="justify" draw:textarea-vertical-align="middle" draw:auto-grow-height="false" fo:min-height="0.0843in" fo:min-width="0.0862in"/>
      <style:paragraph-properties fo:text-align="center"/>
    </style:style>
    <style:style style:name="gr3" style:family="graphic">
      <style:graphic-properties svg:stroke-width="0.0209in" svg:stroke-color="#000000" draw:marker-start-width="0.1098in" draw:marker-end-width="0.1098in" draw:textarea-horizontal-align="center" draw:textarea-vertical-align="middle" fo:padding-top="0.0102in" fo:padding-bottom="0.0102in" fo:padding-left="0.0102in" fo:padding-right="0.0102in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 draw:opacity="100%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tracked-changes>
        <table:cell-content-change table:id="ct1">
          <table:cell-address table:column="3" table:row="2" table:table="0"/>
          <office:change-info>
            <dc:creator> </dc:creator>
            <dc:date>2024-04-25T04:25:54.346365826</dc:date>
          </office:change-info>
          <table:previous>
            <table:change-track-table-cell/>
          </table:previous>
        </table:cell-content-change>
        <table:cell-content-change table:id="ct2">
          <table:cell-address table:column="4" table:row="2" table:table="0"/>
          <office:change-info>
            <dc:creator> </dc:creator>
            <dc:date>2024-04-25T04:25:58.217752774</dc:date>
          </office:change-info>
          <table:previous>
            <table:change-track-table-cell/>
          </table:previous>
        </table:cell-content-change>
        <table:cell-content-change table:id="ct3">
          <table:cell-address table:column="2" table:row="2" table:table="0"/>
          <office:change-info>
            <dc:creator> </dc:creator>
            <dc:date>2024-04-25T04:26:42.735715299</dc:date>
          </office:change-info>
          <table:previous>
            <table:change-track-table-cell/>
          </table:previous>
        </table:cell-content-change>
        <table:cell-content-change table:id="ct4">
          <table:cell-address table:column="2" table:row="2" table:table="0"/>
          <office:change-info>
            <dc:creator> </dc:creator>
            <dc:date>2024-04-25T04:26:46.581542651</dc:date>
          </office:change-info>
          <table:previous table:id="ct3">
            <table:change-track-table-cell office:value-type="string">
              <text:p>Operators</text:p>
            </table:change-track-table-cell>
          </table:previous>
        </table:cell-content-change>
        <table:cell-content-change table:id="ct5">
          <table:cell-address table:column="2" table:row="2" table:table="0"/>
          <office:change-info>
            <dc:creator> </dc:creator>
            <dc:date>2024-04-25T04:26:54.563821805</dc:date>
          </office:change-info>
          <table:previous table:id="ct4">
            <table:change-track-table-cell office:value-type="string">
              <text:p>Operators <text:s/>User</text:p>
            </table:change-track-table-cell>
          </table:previous>
        </table:cell-content-change>
        <table:cell-content-change table:id="ct6">
          <table:cell-address table:column="2" table:row="2" table:table="0"/>
          <office:change-info>
            <dc:creator> </dc:creator>
            <dc:date>2024-04-25T04:27:18.701123852</dc:date>
          </office:change-info>
          <table:previous table:id="ct5">
            <table:change-track-table-cell office:value-type="string">
              <text:p>Operators <text:s/>User</text:p>
            </table:change-track-table-cell>
          </table:previous>
        </table:cell-content-change>
        <table:cell-content-change table:id="ct7">
          <table:cell-address table:column="2" table:row="3" table:table="0"/>
          <office:change-info>
            <dc:creator> </dc:creator>
            <dc:date>2024-04-25T04:27:44.447101050</dc:date>
          </office:change-info>
          <table:previous>
            <table:change-track-table-cell/>
          </table:previous>
        </table:cell-content-change>
        <table:cell-content-change table:id="ct8">
          <table:cell-address table:column="2" table:row="4" table:table="0"/>
          <office:change-info>
            <dc:creator> </dc:creator>
            <dc:date>2024-04-25T04:27:50.309597010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4" table:table="0"/>
          <office:change-info>
            <dc:creator> </dc:creator>
            <dc:date>2024-04-25T04:27:53.143171953</dc:date>
          </office:change-info>
          <table:previous table:id="ct8">
            <table:change-track-table-cell office:value-type="string">
              <text:p>BorrowBook</text:p>
            </table:change-track-table-cell>
          </table:previous>
        </table:cell-content-change>
        <table:cell-content-change table:id="ct10">
          <table:cell-address table:column="2" table:row="5" table:table="0"/>
          <office:change-info>
            <dc:creator> </dc:creator>
            <dc:date>2024-04-25T04:27:59.089233125</dc:date>
          </office:change-info>
          <table:previous>
            <table:change-track-table-cell/>
          </table:previous>
        </table:cell-content-change>
        <table:cell-content-change table:id="ct11">
          <table:cell-address table:column="2" table:row="6" table:table="0"/>
          <office:change-info>
            <dc:creator> </dc:creator>
            <dc:date>2024-04-25T04:28:04.753125177</dc:date>
          </office:change-info>
          <table:previous>
            <table:change-track-table-cell/>
          </table:previous>
        </table:cell-content-change>
        <table:cell-content-change table:id="ct12">
          <table:cell-address table:column="2" table:row="7" table:table="0"/>
          <office:change-info>
            <dc:creator> </dc:creator>
            <dc:date>2024-04-25T04:28:11.234710898</dc:date>
          </office:change-info>
          <table:previous>
            <table:change-track-table-cell/>
          </table:previous>
        </table:cell-content-change>
        <table:cell-content-change table:id="ct13">
          <table:cell-address table:column="2" table:row="8" table:table="0"/>
          <office:change-info>
            <dc:creator> </dc:creator>
            <dc:date>2024-04-25T04:28:13.825233344</dc:date>
          </office:change-info>
          <table:previous>
            <table:change-track-table-cell/>
          </table:previous>
        </table:cell-content-change>
        <table:cell-content-change table:id="ct14">
          <table:cell-address table:column="2" table:row="9" table:table="0"/>
          <office:change-info>
            <dc:creator> </dc:creator>
            <dc:date>2024-04-25T04:28:21.480580171</dc:date>
          </office:change-info>
          <table:previous>
            <table:change-track-table-cell/>
          </table:previous>
        </table:cell-content-change>
        <table:cell-content-change table:id="ct15">
          <table:cell-address table:column="2" table:row="10" table:table="0"/>
          <office:change-info>
            <dc:creator> </dc:creator>
            <dc:date>2024-04-25T04:28:25.186179211</dc:date>
          </office:change-info>
          <table:previous>
            <table:change-track-table-cell/>
          </table:previous>
        </table:cell-content-change>
        <table:cell-content-change table:id="ct16">
          <table:cell-address table:column="2" table:row="11" table:table="0"/>
          <office:change-info>
            <dc:creator> </dc:creator>
            <dc:date>2024-04-25T04:28:27.790810034</dc:date>
          </office:change-info>
          <table:previous>
            <table:change-track-table-cell/>
          </table:previous>
        </table:cell-content-change>
        <table:cell-content-change table:id="ct17">
          <table:cell-address table:column="2" table:row="12" table:table="0"/>
          <office:change-info>
            <dc:creator> </dc:creator>
            <dc:date>2024-04-25T04:28:31.884852853</dc:date>
          </office:change-info>
          <table:previous>
            <table:change-track-table-cell/>
          </table:previous>
        </table:cell-content-change>
        <table:cell-content-change table:id="ct18">
          <table:cell-address table:column="2" table:row="13" table:table="0"/>
          <office:change-info>
            <dc:creator> </dc:creator>
            <dc:date>2024-04-25T04:28:37.988552004</dc:date>
          </office:change-info>
          <table:previous>
            <table:change-track-table-cell/>
          </table:previous>
        </table:cell-content-change>
        <table:cell-content-change table:id="ct19">
          <table:cell-address table:column="1" table:row="2" table:table="0"/>
          <office:change-info>
            <dc:creator> </dc:creator>
            <dc:date>2024-04-25T04:29:18.319912821</dc:date>
          </office:change-info>
          <table:previous>
            <table:change-track-table-cell/>
          </table:previous>
        </table:cell-content-change>
        <table:cell-content-change table:id="ct20">
          <table:cell-address table:column="1" table:row="3" table:table="0"/>
          <office:change-info>
            <dc:creator> </dc:creator>
            <dc:date>2024-04-25T04:29:21.431592851</dc:date>
          </office:change-info>
          <table:previous>
            <table:change-track-table-cell/>
          </table:previous>
        </table:cell-content-change>
        <table:cell-content-change table:id="ct21">
          <table:cell-address table:column="1" table:row="4" table:table="0"/>
          <office:change-info>
            <dc:creator> </dc:creator>
            <dc:date>2024-04-25T04:29:25.984927112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5" table:table="0"/>
          <office:change-info>
            <dc:creator> </dc:creator>
            <dc:date>2024-04-25T04:29:25.984948587</dc:date>
          </office:change-info>
          <table:previous>
            <table:change-track-table-cell/>
          </table:previous>
        </table:cell-content-change>
        <table:cell-content-change table:id="ct23">
          <table:cell-address table:column="1" table:row="6" table:table="0"/>
          <office:change-info>
            <dc:creator> </dc:creator>
            <dc:date>2024-04-25T04:29:25.984955115</dc:date>
          </office:change-info>
          <table:previous>
            <table:change-track-table-cell/>
          </table:previous>
        </table:cell-content-change>
        <table:cell-content-change table:id="ct24">
          <table:cell-address table:column="1" table:row="7" table:table="0"/>
          <office:change-info>
            <dc:creator> </dc:creator>
            <dc:date>2024-04-25T04:29:25.984961884</dc:date>
          </office:change-info>
          <table:previous>
            <table:change-track-table-cell/>
          </table:previous>
        </table:cell-content-change>
        <table:cell-content-change table:id="ct25">
          <table:cell-address table:column="1" table:row="8" table:table="0"/>
          <office:change-info>
            <dc:creator> </dc:creator>
            <dc:date>2024-04-25T04:29:25.984968361</dc:date>
          </office:change-info>
          <table:previous>
            <table:change-track-table-cell/>
          </table:previous>
        </table:cell-content-change>
        <table:cell-content-change table:id="ct26">
          <table:cell-address table:column="1" table:row="9" table:table="0"/>
          <office:change-info>
            <dc:creator> </dc:creator>
            <dc:date>2024-04-25T04:29:25.984974371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10" table:table="0"/>
          <office:change-info>
            <dc:creator> </dc:creator>
            <dc:date>2024-04-25T04:29:25.984981651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11" table:table="0"/>
          <office:change-info>
            <dc:creator> </dc:creator>
            <dc:date>2024-04-25T04:29:25.984990396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12" table:table="0"/>
          <office:change-info>
            <dc:creator> </dc:creator>
            <dc:date>2024-04-25T04:29:25.984998754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13" table:table="0"/>
          <office:change-info>
            <dc:creator> </dc:creator>
            <dc:date>2024-04-25T04:29:25.985004546</dc:date>
          </office:change-info>
          <table:previous>
            <table:change-track-table-cell/>
          </table:previous>
        </table:cell-content-change>
        <table:cell-content-change table:id="ct31">
          <table:cell-address table:column="4" table:row="2" table:table="0"/>
          <office:change-info>
            <dc:creator> </dc:creator>
            <dc:date>2024-04-25T04:34:23.255419414</dc:date>
          </office:change-info>
          <table:previous table:id="ct2">
            <table:change-track-table-cell office:value-type="string">
              <text:p>NormalUser</text:p>
            </table:change-track-table-cell>
          </table:previous>
        </table:cell-content-change>
        <table:cell-content-change table:id="ct32">
          <table:cell-address table:column="1" table:row="2" table:table="0"/>
          <office:change-info>
            <dc:creator> </dc:creator>
            <dc:date>2024-04-29T14:31:04.770283073</dc:date>
          </office:change-info>
          <table:previous table:id="ct19">
            <table:change-track-table-cell office:value-type="string">
              <text:p>Number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embedded object (OLE) 1" draw:style-name="gr1" draw:text-style-name="P1" svg:width="0.0787in" svg:height="0.1866in" svg:x="3.198in" svg:y="0.6134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name="Shape 1" draw:style-name="gr2" draw:text-style-name="P2" svg:width="0.0949in" svg:height="0.0929in" svg:x="3.4134in" svg:y="0.872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" draw:style-name="gr2" draw:text-style-name="P2" svg:width="0.0949in" svg:height="0.0929in" svg:x="3.9461in" svg:y="1.068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3" draw:style-name="gr2" draw:text-style-name="P2" svg:width="0.0949in" svg:height="0.0929in" svg:x="3.9461in" svg:y="1.231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4" draw:style-name="gr2" draw:text-style-name="P2" svg:width="0.0949in" svg:height="0.0929in" svg:x="3.4362in" svg:y="1.410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5" draw:style-name="gr2" draw:text-style-name="P2" svg:width="0.0949in" svg:height="0.0929in" svg:x="3.4362in" svg:y="1.587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name="Shape 6" draw:style-name="gr2" draw:text-style-name="P2" svg:width="0.0949in" svg:height="0.0929in" svg:x="3.4323in" svg:y="1.7693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7" draw:style-name="gr2" draw:text-style-name="P2" svg:width="0.0949in" svg:height="0.0929in" svg:x="3.9949in" svg:y="1.808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Shape 8" draw:style-name="gr2" draw:text-style-name="P2" svg:width="0.0949in" svg:height="0.0929in" svg:x="3.9953in" svg:y="1.994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9" draw:name="Shape 9" draw:style-name="gr2" draw:text-style-name="P2" svg:width="0.0949in" svg:height="0.0929in" svg:x="3.985in" svg:y="2.155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0" draw:name="Shape 10" draw:style-name="gr2" draw:text-style-name="P2" svg:width="0.0949in" svg:height="0.0929in" svg:x="3.4362in" svg:y="2.2953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11" draw:style-name="gr2" draw:text-style-name="P2" svg:width="0.0949in" svg:height="0.0929in" svg:x="3.9953in" svg:y="2.357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12" draw:style-name="gr2" draw:text-style-name="P2" svg:width="0.0949in" svg:height="0.0929in" svg:x="3.4362in" svg:y="2.476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13" draw:style-name="gr2" draw:text-style-name="P2" svg:width="0.0949in" svg:height="0.0929in" svg:x="4.0063in" svg:y="2.531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14" draw:style-name="gr2" draw:text-style-name="P2" svg:width="0.0949in" svg:height="0.0929in" svg:x="3.4287in" svg:y="2.662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5" draw:name="Line 1" draw:style-name="gr3" draw:text-style-name="P3" svg:x1="1.1264in" svg:y1="0.3697in" svg:x2="3.2681in" svg:y2="0.7953in">
            <text:p/>
          </draw:lin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no.</text:p>
          </table:table-cell>
          <table:table-cell table:style-name="ce6" office:value-type="string" calcext:value-type="string">
            <text:p>Operators <text:s text:c="9"/>User</text:p>
          </table:table-cell>
          <table:table-cell table:style-name="ce6" office:value-type="string" calcext:value-type="string">
            <text:p>Admin</text:p>
          </table:table-cell>
          <table:table-cell table:style-name="ce6" office:value-type="string" calcext:value-type="string">
            <text:p>Normal</text:p>
            <text:p>User</text:p>
          </table:table-cell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AddBooks</text:p>
          </table:table-cell>
          <table:table-cell table:style-name="ce16" table:number-columns-repeated="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BorrowBooks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alculateFine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DeleteAllData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DeleteBook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Exit</text:p>
          </table:table-cell>
          <table:table-cell table:style-name="ce7" table:number-columns-repeated="2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PlaceOrder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ReturnBook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Search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ViewBooks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ViewOrders</text:p>
          </table:table-cell>
          <table:table-cell table:style-name="ce6" table:number-columns-repeated="2"/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4" number:min-decimal-places="4" number:min-integer-digits="0"/>
    </number:number-style>
    <number:number-style style:name="N122">
      <number:number number:decimal-places="4" number:min-decimal-places="4" number:min-integer-digits="2"/>
    </number:number-style>
    <number:number-style style:name="N12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1:23:21.598241982</meta:creation-date>
    <meta:generator>LibreOffice/7.3.7.2$Linux_X86_64 LibreOffice_project/30$Build-2</meta:generator>
    <dc:date>2024-04-29T21:32:11.521092306</dc:date>
    <meta:editing-duration>PT17M57S</meta:editing-duration>
    <meta:editing-cycles>11</meta:editing-cycles>
    <meta:document-statistic meta:table-count="1" meta:cell-count="26" meta:object-count="16"/>
  </office:meta>
</office:document-meta>
</file>

<file path=Object 1/content.xml><?xml version="1.0" encoding="utf-8"?>
<math xmlns="http://www.w3.org/1998/Math/MathML" display="block"/>
</file>